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693" officeooo:paragraph-rsid="0013d6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ssa s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20:02:12.272000000</dc:date>
    <meta:editing-duration>PT5S</meta:editing-duration>
    <meta:editing-cycles>1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" meta:word-count="2" meta:character-count="10" meta:non-whitespace-character-count="8"/>
  </office:meta>
</office:document-meta>
</file>